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EA000001F47CF5398CC914C0EE.png" manifest:media-type="image/png"/>
  <manifest:file-entry manifest:full-path="Pictures/1000000000000640000004B0BFA08B0C2898B0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list-style-name="List_20_1"/>
    <style:style style:name="P3" style:family="paragraph" style:parent-style-name="Text_20_body">
      <style:text-properties officeooo:rsid="001e92e3" officeooo:paragraph-rsid="001e92e3"/>
    </style:style>
    <style:style style:name="P4" style:family="paragraph" style:parent-style-name="Text_20_body" style:list-style-name="L1">
      <style:text-properties officeooo:rsid="001e92e3" officeooo:paragraph-rsid="001e92e3"/>
    </style:style>
    <style:style style:name="P5" style:family="paragraph">
      <style:paragraph-properties fo:break-before="page"/>
    </style:style>
    <style:style style:name="P6" style:family="paragraph" style:list-style-name="List_20_1"/>
    <style:style style:name="T1" style:family="text">
      <style:text-properties officeooo:rsid="0004826e"/>
    </style:style>
    <style:style style:name="T2" style:family="text">
      <style:text-properties fo: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IS AND</text:p>
      <text:p text:style-name="Title">OPEN SOURCE</text:p>
      <text:p text:style-name="Subtitle">H.S.Rai</text:p>
      <text:p text:style-name="Text_20_body"/>
      <text:p text:style-name="Heading_20_1">Usage</text:p>
      <text:p text:style-name="Text_20_body">managing various:</text:p>
      <text:list xml:id="list585941201" text:style-name="List_20_1">
        <text:list-item>
          <text:p text:style-name="P2">natural resources</text:p>
        </text:list-item>
        <text:list-item>
          <text:p text:style-name="P2">man-made resources</text:p>
        </text:list-item>
      </text:list>
      <text:p text:style-name="Text_20_body">GIS is every where, used by all</text:p>
      <text:p text:style-name="Heading_20_1">Geo-spatial Data</text:p>
      <text:list xml:id="list113420606623839" text:continue-numbering="true" text:style-name="List_20_1">
        <text:list-item>
          <text:p text:style-name="P2">Government agencies</text:p>
        </text:list-item>
        <text:list-item>
          <text:p text:style-name="P2">Companies</text:p>
        </text:list-item>
        <text:list-item>
          <text:p text:style-name="P2">Community generated</text:p>
        </text:list-item>
      </text:list>
      <text:p text:style-name="Heading_20_1">In TCC Hall</text:p>
      <text:list xml:id="list1206614122" text:style-name="L1">
        <text:list-item>
          <text:p text:style-name="P4">Hello</text:p>
        </text:list-item>
        <text:list-item>
          <text:p text:style-name="P4">OBE</text:p>
        </text:list-item>
        <text:list-item>
          <text:p text:style-name="P4">End</text:p>
        </text:list-item>
      </text:list>
      <text:p text:style-name="P3"/>
      <text:p text:style-name="Text_20_body"/>
      <text:p>Most maps you think of as free actually have legal or technical restrictions on their use, holding back people from using them in creative, productive, or unexpected ways. OpenStreetMap creates and provides free geographic data such as street maps to anyone who wants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fill-image draw:name="Blue" xlink:href="Pictures/1000000000000640000004B0BFA08B0C2898B00C.png" xlink:type="simple" xlink:show="embed" xlink:actuate="onLoad"/>
    <draw:fill-image draw:name="gneLogoBackGround" xlink:href="Pictures/10000000000001EA000001F47CF5398CC914C0EE.png" xlink:type="simple" xlink:show="embed" xlink:actuate="onLoad"/>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pa"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508cm" fo:margin-bottom="0.508cm" loext:contextual-spacing="false" fo:text-align="start" style:justify-single-word="false" fo:orphans="2" fo:widows="2" style:page-number="auto"/>
      <style:text-properties style:font-name="Arial1" fo:font-family="Arial" style:font-style-name="Normal" style:font-family-generic="swiss" style:font-pitch="variable" fo:font-size="10pt" style:font-size-asian="10.5pt"/>
    </style:style>
    <style:style style:name="Heading" style:family="paragraph" style:parent-style-name="Standard" style:next-style-name="Text_20_body" style:auto-update="true" style:class="text" style:master-page-name="">
      <style:paragraph-properties fo:margin-top="0.423cm" fo:margin-bottom="0.212cm" loext:contextual-spacing="false" fo:text-align="center" style:justify-single-word="false" style:page-number="auto" fo:keep-with-next="always"/>
      <style:text-properties fo:font-variant="normal" fo:text-transform="none" style:font-name="Arial" fo:font-family="Arial" style:font-family-generic="swiss" style:font-pitch="variable" fo:font-size="10pt" fo:font-style="italic" style:text-underline-style="solid" style:text-underline-type="double" style:text-underline-width="auto" style:text-underline-color="font-color"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master-page-name="">
      <style:paragraph-properties fo:text-align="end" style:justify-single-word="false" style:page-number="auto"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hanks" style:family="paragraph" style:parent-style-name="Standard" style:next-style-name="Text_20_body" style:auto-update="true">
      <style:paragraph-properties fo:text-align="center" style:justify-single-word="false"/>
      <style:text-properties fo:color="#333333" fo:font-size="120%" fo:text-shadow="1pt 1pt" style:text-underline-style="none" style:font-size-asian="10.5pt" style:font-relief="engraved"/>
    </style:style>
    <style:style style:name="Illustration" style:family="paragraph" style:parent-style-name="Caption" style:class="extra"/>
    <style:style style:name="List_20_1" style:display-name="List 1" style:family="paragraph" style:parent-style-name="List" style:class="list">
      <style:paragraph-properties fo:margin-left="0.254cm" fo:margin-right="0cm" fo:margin-top="0cm" fo:margin-bottom="0.212cm" loext:contextual-spacing="false" fo:text-indent="0.254cm" style:auto-text-indent="false">
        <style:tab-stops/>
      </style:paragraph-properties>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Footer" style:family="paragraph" style:parent-style-name="Standard" style:class="extra">
      <style:paragraph-properties fo:margin-top="0cm" fo:margin-bottom="0cm" loext:contextual-spacing="false" text:number-lines="false" text:line-number="0">
        <style:tab-stops>
          <style:tab-stop style:position="9.525cm" style:type="center"/>
          <style:tab-stop style:position="19.05cm" style:type="right"/>
        </style:tab-stops>
      </style:paragraph-properties>
      <style:text-properties fo:color="#ffffff" fo:font-size="6pt" fo:font-style="italic"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6.029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standard" style:family="graphic">
      <style:graphic-properties fo:padding-left="0.25cm" fo:padding-right="0.25cm" fo:padding-top="0.125cm" fo:padding-bottom="0.125cm" fo:border="none"/>
    </style:style>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04826e"/>
    </style:style>
    <style:style style:name="MT2" style:family="text">
      <style:text-properties fo:color="#ffff00"/>
    </style:style>
    <style:page-layout style:name="Mpm1">
      <style:page-layout-properties fo:page-width="6.782cm" fo:page-height="5.08cm" style:num-format="1" style:print-orientation="portrait" fo:margin-top="0.127cm" fo:margin-bottom="0.127cm" fo:margin-left="0.127cm" fo:margin-right="0.127cm" fo:background-color="#ffff66" style:writing-mode="lr-tb" style:layout-grid-color="#c0c0c0" style:layout-grid-lines="20" style:layout-grid-base-height="0.706cm" style:layout-grid-ruby-height="0.353cm" style:layout-grid-mode="none" style:layout-grid-ruby-below="false" style:layout-grid-print="false" style:layout-grid-display="false" draw:fill="solid" draw:fill-color="#ffff66"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54cm" fo:margin-left="0cm" fo:margin-right="0cm" fo:margin-top="0cm" style:shadow="none" fo:background-color="#0000ff" style:dynamic-spacing="false" draw:fill="solid" draw:fill-color="#0000ff" draw:opacity="100%"/>
      </style:footer-style>
    </style:page-layout>
    <style:page-layout style:name="Mpm2">
      <style:page-layout-properties fo:page-width="28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9" number:automatic-order="true">
      <number:day/>
      <number:text> </number:text>
      <number:month number:textual="true"/>
      <number:text> </number:text>
      <number:year/>
    </number:date-style>
  </office:automatic-styles>
  <office:master-styles>
    <style:master-page style:name="Standard" style:page-layout-name="Mpm1">
      <style:footer>
        <text:p text:style-name="MP1"><text:date style:data-style-name="N39" text:date-value="2019-12-10T11:34:19.873833507">10 Dec 19</text:date><text:s/><text:span text:style-name="MT1">GWF-2011</text:span><text:tab/>hs.rai<text:span text:style-name="MT2">and</text:span>rai.com</text:p>
      </style:footer>
    </style:master-page>
    <style:master-page style:name="PC" style:page-layout-name="Mpm2"/>
    <style:master-page style:name="Blu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S.Rai </meta:initial-creator>
    <meta:creation-date>2019-12-08T22:20:21.689719203</meta:creation-date>
    <dc:date>2019-12-10T11:34:19.732927545</dc:date>
    <dc:creator>H.S.Rai </dc:creator>
    <meta:editing-duration>PT5M44S</meta:editing-duration>
    <meta:editing-cycles>3</meta:editing-cycles>
    <meta:generator>LibreOffice/6.0.7.3$Linux_X86_64 LibreOffice_project/00m0$Build-3</meta:generator>
    <meta:document-statistic meta:table-count="0" meta:image-count="0" meta:object-count="0" meta:page-count="5" meta:paragraph-count="18" meta:word-count="89" meta:character-count="514" meta:non-whitespace-character-count="451"/>
  </office:meta>
</office:document-meta>
</file>